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C00000063DF74019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.962cm" svg:x="1.635cm" svg:y="13.008cm">
          <draw:image xlink:href="Pictures/10000201000003DC00000063DF740194.png" xlink:type="simple" xlink:show="embed" xlink:actuate="onLoad">
            <text:p/>
          </draw:image>
        </draw:frame>
        <draw:line draw:style-name="gr2" draw:text-style-name="P1" draw:layer="layout" svg:x1="0.365cm" svg:y1="13.065cm" svg:x2="1.635cm" svg:y2="13.065cm">
          <text:p/>
        </draw:line>
        <draw:line draw:style-name="gr2" draw:text-style-name="P1" draw:layer="layout" svg:x1="0.365cm" svg:y1="13.665cm" svg:x2="1.635cm" svg:y2="13.665cm">
          <text:p/>
        </draw:line>
        <draw:line draw:style-name="gr2" draw:text-style-name="P1" draw:layer="layout" svg:x1="0.365cm" svg:y1="14.965cm" svg:x2="1.635cm" svg:y2="14.965cm">
          <text:p/>
        </draw:line>
        <draw:line draw:style-name="gr2" draw:text-style-name="P1" draw:layer="layout" svg:x1="0.365cm" svg:y1="14.365cm" svg:x2="1.635cm" svg:y2="14.365cm">
          <text:p/>
        </draw:line>
        <draw:frame draw:style-name="gr3" draw:layer="layout" svg:width="2.54cm" svg:height="0.819cm" svg:x="4.175cm" svg:y="15.4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116cm" svg:height="0.819cm" svg:x="8.05cm" svg:y="15.4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5cm" svg:height="0.726cm" svg:x="11.725cm" svg:y="15.4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251cm" svg:height="0.911cm" svg:x="15.835cm" svg:y="15.4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2.716cm" svg:height="0.819cm" svg:x="0.575cm" svg:y="15.4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.258cm" svg:height="0.819cm" svg:x="18.675cm" svg:y="15.404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4-20T16:29:55</dc:date>
    <meta:document-statistic meta:object-count="11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ρ</math:mo>
        <math:mn>0</math:mn>
      </math:msub>
      <math:mrow>
        <math:mi/>
        <math:mo math:stretchy="false">=</math:mo>
        <math:mi/>
      </math:mrow>
      <math:mn>1.0</math:mn>
    </math:mrow>
    <math:annotation math:encoding="StarMath 5.0">%rho_0 `=` 1.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0</math:mn>
      </math:msub>
      <math:mrow>
        <math:mi/>
        <math:mo math:stretchy="false">=</math:mo>
        <math:mi/>
      </math:mrow>
      <math:mn>0</math:mn>
    </math:mrow>
    <math:annotation math:encoding="StarMath 5.0">p_0 `=` 0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row>
        <math:mi/>
        <math:mo math:stretchy="false">=</math:mo>
        <math:mi/>
      </math:mrow>
      <math:mrow>
        <math:mn>5</math:mn>
        <math:mo math:stretchy="false">/</math:mo>
        <math:mn>3</math:mn>
      </math:mrow>
    </math:mrow>
    <math:annotation math:encoding="StarMath 5.0">%gamma `=` 5/3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U</math:mi>
          <math:mn>0</math:mn>
        </math:msub>
        <math:mo math:stretchy="false">→</math:mo>
      </math:mover>
      <math:mrow>
        <math:mi/>
        <math:mo math:stretchy="false">=</math:mo>
        <math:mi/>
      </math:mrow>
      <math:mover math:accent="true">
        <math:mn>0</math:mn>
        <math:mo math:stretchy="false">→</math:mo>
      </math:mover>
    </math:mrow>
    <math:annotation math:encoding="StarMath 5.0">vec U_0`=`vec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L</math:mi>
      </math:msub>
      <math:mrow>
        <math:mi/>
        <math:mo math:stretchy="false">=</math:mo>
        <math:mi/>
      </math:mrow>
      <math:mn>1.0</math:mn>
    </math:mrow>
    <math:annotation math:encoding="StarMath 5.0">V_L `=` 1.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R</math:mi>
      </math:msub>
      <math:mrow>
        <math:mi/>
        <math:mo math:stretchy="false">=</math:mo>
        <math:mi/>
      </math:mrow>
      <math:mn>0</math:mn>
    </math:mrow>
    <math:annotation math:encoding="StarMath 5.0">V_R `=` 0</math:annotation>
  </math:semantics>
</math:math>
</file>